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8.611cm"/>
    </style:style>
    <style:style style:name="co66" style:family="table-column">
      <style:table-column-properties fo:break-before="auto" style:column-width="6.955cm"/>
    </style:style>
    <style:style style:name="co67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3.362cm"/>
    </style:style>
    <style:style style:name="co69" style:family="table-column">
      <style:table-column-properties fo:break-before="auto" style:column-width="7.331cm"/>
    </style:style>
    <style:style style:name="co70" style:family="table-column">
      <style:table-column-properties fo:break-before="auto" style:column-width="3.156cm"/>
    </style:style>
    <style:style style:name="co71" style:family="table-column">
      <style:table-column-properties fo:break-before="auto" style:column-width="4.861cm"/>
    </style:style>
    <style:style style:name="co72" style:family="table-column">
      <style:table-column-properties fo:break-before="auto" style:column-width="8.756cm"/>
    </style:style>
    <style:style style:name="co73" style:family="table-column">
      <style:table-column-properties fo:break-before="auto" style:column-width="10.6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office:value-type="string" calcext:value-type="string">
            <text:p>Vila Nova de Gai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office:value-type="string" calcext:value-type="string">
            <text:p>Tondel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office:value-type="string" calcext:value-type="string">
            <text:p>São João da Madeir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office:value-type="string" calcext:value-type="string">
            <text:p>Port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office:value-type="string" calcext:value-type="string">
            <text:p>Vila Nova de Famalicã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number-columns-repeated="952"/>
        </table:table-row>
        <table:table-row table:style-name="ro1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office:value-type="string" calcext:value-type="string">
            <text:p>Castelo Branc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office:value-type="string" calcext:value-type="string">
            <text:p>Ílhavo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office:value-type="string" calcext:value-type="string">
            <text:p>Bissau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office:value-type="string" calcext:value-type="string">
            <text:p>Lisboa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office:value-type="string" calcext:value-type="string">
            <text:p>Beja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office:value-type="string" calcext:value-type="string">
            <text:p>Marinha Grande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 table:number-columns-repeated="2"/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office:value-type="string" calcext:value-type="string">
            <text:p>Vila Verde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6"/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1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18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os Açores[Nota 4] 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table:number-columns-repeated="22"/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República para a Região Autónoma da Madeira[Nota 4] 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21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32"/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31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7"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number-columns-repeated="3" table:default-cell-style-name="Default"/>
        <table:table-column table:style-name="co68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Águe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guiar da Bei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coba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me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lvaiáz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mado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ol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ngra do Heroí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rcos de Valde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A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ce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arrei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Brag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antanhe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hamus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Coimbr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posen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Estarre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table:number-columns-repeated="4"/>
          <table:table-cell office:value-type="string" calcext:value-type="string">
            <text:p>Famalicã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marã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iné-Bissa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danha-a-No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Ílhav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me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igem</text:p>
          </table:table-cell>
          <table:table-cell table:number-columns-repeated="2"/>
          <table:table-cell office:value-type="string" calcext:value-type="string">
            <text:p>Lei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isboa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l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urinh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ngual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rinha Gran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osinh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randa do Dou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rand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çamb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ale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emor-o-No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nti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urt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zar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eir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hã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liveira do Hos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edes de Co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amac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n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m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a Delg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nte de S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aleg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rto de Mó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e Santa I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óvoa do Varzi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b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aré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to Tir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Madeir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João da Pesque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ix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simb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túb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nt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ábu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rres Nov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ana do Caste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la do Con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nh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seu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heet3" table:style-name="ta2">
        <office:forms form:automatic-focus="false" form:apply-design-mode="false"/>
        <table:table-column table:style-name="co69" table:default-cell-style-name="ce3"/>
        <table:table-column table:style-name="co70" table:default-cell-style-name="Default"/>
        <table:table-column table:style-name="co2" table:default-cell-style-name="Default"/>
        <table:table-column table:style-name="co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column table:style-name="co67" table:number-columns-repeated="6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rigem</text:p>
          </table:table-cell>
          <table:table-cell table:style-name="ce3" office:value-type="string" calcext:value-type="string">
            <text:p>Partido</text:p>
          </table:table-cell>
          <table:table-cell table:style-name="ce3" table:number-columns-repeated="5"/>
          <table:table-cell table:style-name="ce3" office:value-type="string" calcext:value-type="string">
            <text:p>Origem</text:p>
          </table:table-cell>
          <table:table-cell table:style-name="ce3" table:number-columns-repeated="1013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 Governo Constitucional de Portugal</text:p>
          </table:table-cell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 Governo Constitucional de Portugal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Partido Popular Monárqu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 Governo Constitucional de Portugal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Popular Monárqui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table:style-name="ce4" office:value-type="string" calcext:value-type="string">
            <text:p>Centro Democrático Soc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II Governo Constitucional de Portugal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rtido Socialis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X Governo Constitucional de Portug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Governo Constitucional de Portugal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Independ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Emprego e da Segurança Social</text:p>
          </table:table-cell>
          <table:table-cell table:style-name="ce4" office:value-type="string" calcext:value-type="string">
            <text:p>José Silva Peneda</text:p>
          </table:table-cell>
          <table:table-cell/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table:style-name="ce4" office:value-type="string" calcext:value-type="string">
            <text:p>Joaquim Ferreira do Amaral</text:p>
          </table:table-cell>
          <table:table-cell/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artido Social Democr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 Governo Constitucional de Portugal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I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 Governo Constitucional de Portugal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VIII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I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 Governo Constitucional de Portugal</text:p>
          </table:table-cell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 Governo Constitucional de Portugal</text:p>
          </table:table-cell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G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 Governo Constitucional de Portugal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II Governo Constitucional de Portugal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office:value-type="string" calcext:value-type="string">
            <text:p>Vila Nova de Ga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office:value-type="string" calcext:value-type="string">
            <text:p>Tonde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office:value-type="string" calcext:value-type="string">
            <text:p>São João da Madei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office:value-type="string" calcext:value-type="string">
            <text:p>Po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office:value-type="string" calcext:value-type="string">
            <text:p>Vila Nova de Famalic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office:value-type="string" calcext:value-type="string">
            <text:p>Castelo Bran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office:value-type="string" calcext:value-type="string">
            <text:p>Ílhav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office:value-type="string" calcext:value-type="string">
            <text:p>Biss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office:value-type="string" calcext:value-type="string">
            <text:p>Lisbo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office:value-type="string" calcext:value-type="string">
            <text:p>Bej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office:value-type="string" calcext:value-type="string">
            <text:p>Marinha Gra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office:value-type="string" calcext:value-type="string">
            <text:p>Vila Ver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XIV Governo Constitucional de Portugal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office:value-type="string" calcext:value-type="string">
            <text:p>Penedono</text:p>
          </table:table-cell>
          <table:table-cell table:number-columns-repeated="1020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2">
        <office:forms form:automatic-focus="false" form:apply-design-mode="false"/>
        <table:table-column table:style-name="co73" table:default-cell-style-name="Default"/>
        <table:table-row table:style-name="ro1">
          <table:table-cell office:value-type="string" calcext:value-type="string">
            <text:p>Ministro da República para a Região Autónoma dos Açores[Nota 4] </text:p>
          </table:table-cell>
        </table:table-row>
        <table:table-row table:style-name="ro1">
          <table:table-cell office:value-type="string" calcext:value-type="string">
            <text:p>Ministro da República para a Região Autónoma da Madeira[Nota 4] </text:p>
          </table:table-cell>
        </table:table-row>
        <table:table-row table:style-name="ro2">
          <table:table-cell office:value-type="string" calcext:value-type="string">
            <text:p>ministros com 2 pastas etc, retirados</text:p>
          </table:table-cell>
        </table:table-row>
      </table:table>
      <table:named-expressions/>
      <table:database-ranges>
        <table:database-range table:name="__Anonymous_Sheet_DB__1" table:target-range-address="Sheet2.F5:Sheet2.G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2">
      <number:minutes number:style="long"/>
      <number:text>:</number:text>
      <number:seconds number:style="long"/>
    </number:time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time-style style:name="N127">
      <number:hours/>
      <number:text>:</number:text>
      <number:minutes number:style="long"/>
      <number:text> </number:text>
      <number:am-pm/>
    </number:time-style>
    <number:time-style style:name="N155">
      <number:minutes number:style="long"/>
      <number:text>:</number:text>
      <number:seconds number:style="long" number:decimal-places="1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5">
      <number:hours/>
      <number:text>:</number:text>
      <number:minute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06-25T20:14:47.404873475</dc:date>
    <meta:generator>LibreOffice/7.3.7.2$Linux_X86_64 LibreOffice_project/30$Build-2</meta:generator>
    <meta:editing-duration>PT2H35M20S</meta:editing-duration>
    <meta:editing-cycles>34</meta:editing-cycles>
    <dc:creator>Nelson Gonçalves</dc:creator>
    <meta:document-statistic meta:table-count="4" meta:cell-count="4215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